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1" style:family="paragraph">
      <style:paragraph-properties fo:line-height="150%"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Mantid Release 3.2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Release 3.2</text:p>
          </draw:text-box>
        </draw:frame>
        <draw:frame presentation:style-name="pr4" draw:text-style-name="P1" draw:layer="layout" svg:width="24.639cm" svg:height="12.179cm" svg:x="1.4cm" svg:y="4.914cm" presentation:class="subtitle">
          <draw:text-box>
            <text:list text:style-name="L1">
              <text:list-item>
                <text:p text:style-name="P1"><text:s/>General Improvements</text:p>
              </text:list-item>
              <text:list-item>
                <text:p text:style-name="P1"><text:s/>New things for Indirect</text:p>
              </text:list-item>
              <text:list-item>
                <text:p text:style-name="P1"><text:s/>Enhancements</text:p>
              </text:list-item>
              <text:list-item>
                <text:p text:style-name="P1"><text:s/>Bug fix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4.63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7-07T13:25:08</meta:creation-date>
    <dc:date>2014-07-07T13:32:07</dc:date>
    <meta:editing-duration>P0D</meta:editing-duration>
    <meta:editing-cycles>1</meta:editing-cycles>
    <meta:generator>LibreOffice/3.5$Linux_X86_64 LibreOffice_project/350m1$Build-2</meta:generator>
    <meta:document-statistic meta:object-count="32"/>
  </office:meta>
</office:document-meta>
</file>